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511389494" calcext:value-type="float">
            <text:p>1,511389494</text:p>
          </table:table-cell>
          <table:table-cell office:value-type="float" office:value="0.4758608043" calcext:value-type="float">
            <text:p>0,4758608043</text:p>
          </table:table-cell>
          <table:table-cell office:value-type="float" office:value="0.006252368446" calcext:value-type="float">
            <text:p>0,0062523684</text:p>
          </table:table-cell>
          <table:table-cell office:value-type="float" office:value="0.0004420866608" calcext:value-type="float">
            <text:p>0,000442086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307" calcext:value-type="float">
            <text:p>33307</text:p>
          </table:table-cell>
          <table:table-cell office:value-type="float" office:value="1.490652084" calcext:value-type="float">
            <text:p>1,490652084</text:p>
          </table:table-cell>
          <table:table-cell office:value-type="float" office:value="0.4824432135" calcext:value-type="float">
            <text:p>0,4824432135</text:p>
          </table:table-cell>
          <table:table-cell office:value-type="float" office:value="0.00172594469" calcext:value-type="float">
            <text:p>0,0017259447</text:p>
          </table:table-cell>
          <table:table-cell office:value-type="float" office:value="0.0001232817594" calcext:value-type="float">
            <text:p>0,000123281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704" calcext:value-type="float">
            <text:p>33704</text:p>
          </table:table-cell>
          <table:table-cell office:value-type="float" office:value="1.237691522" calcext:value-type="float">
            <text:p>1,237691522</text:p>
          </table:table-cell>
          <table:table-cell office:value-type="float" office:value="0.5513363481" calcext:value-type="float">
            <text:p>0,5513363481</text:p>
          </table:table-cell>
          <table:table-cell office:value-type="float" office:value="0.001370634884" calcext:value-type="float">
            <text:p>0,0013706349</text:p>
          </table:table-cell>
          <table:table-cell table:style-name="ce1" office:value-type="float" office:value="0.00006091710748" calcext:value-type="float">
            <text:p>6,09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971" calcext:value-type="float">
            <text:p>33971</text:p>
          </table:table-cell>
          <table:table-cell office:value-type="float" office:value="1.243781328" calcext:value-type="float">
            <text:p>1,243781328</text:p>
          </table:table-cell>
          <table:table-cell office:value-type="float" office:value="0.5956699252" calcext:value-type="float">
            <text:p>0,5956699252</text:p>
          </table:table-cell>
          <table:table-cell office:value-type="float" office:value="0.001057625515" calcext:value-type="float">
            <text:p>0,0010576255</text:p>
          </table:table-cell>
          <table:table-cell table:style-name="ce1" office:value-type="float" office:value="0.00001510893526" calcext:value-type="float">
            <text:p>1,51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4210" calcext:value-type="float">
            <text:p>34210</text:p>
          </table:table-cell>
          <table:table-cell office:value-type="float" office:value="1.153496146" calcext:value-type="float">
            <text:p>1,153496146</text:p>
          </table:table-cell>
          <table:table-cell office:value-type="float" office:value="0.5882359743" calcext:value-type="float">
            <text:p>0,5882359743</text:p>
          </table:table-cell>
          <table:table-cell office:value-type="float" office:value="0.0006901932647" calcext:value-type="float">
            <text:p>0,0006901933</text:p>
          </table:table-cell>
          <table:table-cell table:style-name="ce1" office:value-type="float" office:value="0.00001500420149" calcext:value-type="float">
            <text:p>1,50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356" calcext:value-type="float">
            <text:p>34356</text:p>
          </table:table-cell>
          <table:table-cell office:value-type="float" office:value="1.226873517" calcext:value-type="float">
            <text:p>1,226873517</text:p>
          </table:table-cell>
          <table:table-cell office:value-type="float" office:value="0.5649731159" calcext:value-type="float">
            <text:p>0,5649731159</text:p>
          </table:table-cell>
          <table:table-cell office:value-type="float" office:value="0.0007919076015" calcext:value-type="float">
            <text:p>0,0007919076</text:p>
          </table:table-cell>
          <table:table-cell table:style-name="ce1" office:value-type="float" office:value="0.00004482495933" calcext:value-type="float">
            <text:p>4,48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510" calcext:value-type="float">
            <text:p>34510</text:p>
          </table:table-cell>
          <table:table-cell office:value-type="float" office:value="1.354477048" calcext:value-type="float">
            <text:p>1,354477048</text:p>
          </table:table-cell>
          <table:table-cell office:value-type="float" office:value="0.5550872684" calcext:value-type="float">
            <text:p>0,5550872684</text:p>
          </table:table-cell>
          <table:table-cell office:value-type="float" office:value="0.0006842285511" calcext:value-type="float">
            <text:p>0,0006842286</text:p>
          </table:table-cell>
          <table:table-cell table:style-name="ce1" office:value-type="float" office:value="0.00002974906602" calcext:value-type="float">
            <text:p>2,97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657" calcext:value-type="float">
            <text:p>34657</text:p>
          </table:table-cell>
          <table:table-cell office:value-type="float" office:value="1.129026055" calcext:value-type="float">
            <text:p>1,129026055</text:p>
          </table:table-cell>
          <table:table-cell office:value-type="float" office:value="0.5376160741" calcext:value-type="float">
            <text:p>0,5376160741</text:p>
          </table:table-cell>
          <table:table-cell office:value-type="float" office:value="0.0005184724578" calcext:value-type="float">
            <text:p>0,0005184725</text:p>
          </table:table-cell>
          <table:table-cell table:style-name="ce1" office:value-type="float" office:value="0.00002962699546" calcext:value-type="float">
            <text:p>2,96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760" calcext:value-type="float">
            <text:p>34760</text:p>
          </table:table-cell>
          <table:table-cell office:value-type="float" office:value="1.222137094" calcext:value-type="float">
            <text:p>1,222137094</text:p>
          </table:table-cell>
          <table:table-cell office:value-type="float" office:value="0.5936166048" calcext:value-type="float">
            <text:p>0,5936166048</text:p>
          </table:table-cell>
          <table:table-cell office:value-type="float" office:value="0.0005317263422" calcext:value-type="float">
            <text:p>0,0005317263</text:p>
          </table:table-cell>
          <table:table-cell table:style-name="ce1" office:value-type="float" office:value="0.00002954035153" calcext:value-type="float">
            <text:p>2,95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879" calcext:value-type="float">
            <text:p>34879</text:p>
          </table:table-cell>
          <table:table-cell office:value-type="float" office:value="1.574945092" calcext:value-type="float">
            <text:p>1,574945092</text:p>
          </table:table-cell>
          <table:table-cell office:value-type="float" office:value="0.4836315215" calcext:value-type="float">
            <text:p>0,4836315215</text:p>
          </table:table-cell>
          <table:table-cell office:value-type="float" office:value="0.0004268974881" calcext:value-type="float">
            <text:p>0,0004268975</text:p>
          </table:table-cell>
          <table:table-cell table:style-name="ce1" office:value-type="float" office:value="0.00001472060285" calcext:value-type="float">
            <text:p>1,47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314446938" calcext:value-type="float">
            <text:p>1,314446938</text:p>
          </table:table-cell>
          <table:table-cell table:formula="of:=AVERAGE([.D2:.D11])" office:value-type="float" office:value="0.54284708501" calcext:value-type="float">
            <text:p>0,542847085</text:p>
          </table:table-cell>
          <table:table-cell table:formula="of:=AVERAGE([.E2:.E11])" office:value-type="float" office:value="0.00140499992404" calcext:value-type="float">
            <text:p>0,0014049999</text:p>
          </table:table-cell>
          <table:table-cell table:formula="of:=AVERAGE([.F2:.F11])" office:value-type="float" office:value="0.000080486063962" calcext:value-type="float">
            <text:p>8,0486063962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25:53.064291684</dc:date>
    <meta:document-statistic meta:table-count="1" meta:cell-count="70" meta:object-count="0"/>
    <meta:generator>LibreOffice/4.1.4.2$Linux_X86_64 LibreOffice_project/410m0$Build-2</meta:generator>
  </office:meta>
</office:document-meta>
</file>